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/! QA feature extraction from geometric states</text:p>
      <text:p text:style-name="Preformatted_20_Text">//!</text:p>
      <text:p text:style-name="Preformatted_20_Text">//! This is the BRIDGE between pure geometry and QA - the only module that connects them.</text:p>
      <text:p text:style-name="Preformatted_20_Text">//! Extracts QA tuples from geometric configurations and aggregates into scalar features</text:p>
      <text:p text:style-name="Preformatted_20_Text">//! for search guidance.</text:p>
      <text:p text:style-name="Preformatted_20_Text"/>
      <text:p text:style-name="Preformatted_20_Text">use crate::ir::GeoState;</text:p>
      <text:p text:style-name="Preformatted_20_Text">use crate::geometry::Detect;</text:p>
      <text:p text:style-name="Preformatted_20_Text">use crate::qa::QATuple;</text:p>
      <text:p text:style-name="Preformatted_20_Text"/>
      <text:p text:style-name="Preformatted_20_Text">/// QA features extracted from a geometric state</text:p>
      <text:p text:style-name="Preformatted_20_Text">///</text:p>
      <text:p text:style-name="Preformatted_20_Text">/// These are SOFT aggregations, not hard classifications.</text:p>
      <text:p text:style-name="Preformatted_20_Text">/// Represents a posterior distribution over possible QA interpretations.</text:p>
      <text:p text:style-name="Preformatted_20_Text">#[derive(Debug, Clone)]</text:p>
      <text:p text:style-name="Preformatted_20_Text">pub struct QAFeatures {</text:p>
      <text:p text:style-name="Preformatted_20_Text"><text:s text:c="4"/>/// Mass of primitive tuples (0.0 to 1.0)</text:p>
      <text:p text:style-name="Preformatted_20_Text"><text:s text:c="4"/>pub primitive_mass: f64,</text:p>
      <text:p text:style-name="Preformatted_20_Text"/>
      <text:p text:style-name="Preformatted_20_Text"><text:s text:c="4"/>/// Mass of female tuples (0.0 to 1.0)</text:p>
      <text:p text:style-name="Preformatted_20_Text"><text:s text:c="4"/>pub female_mass: f64,</text:p>
      <text:p text:style-name="Preformatted_20_Text"/>
      <text:p text:style-name="Preformatted_20_Text"><text:s text:c="4"/>/// Mass of Fermat family tuples (0.0 to 1.0)</text:p>
      <text:p text:style-name="Preformatted_20_Text"><text:s text:c="4"/>pub fermat_mass: f64,</text:p>
      <text:p text:style-name="Preformatted_20_Text"/>
      <text:p text:style-name="Preformatted_20_Text"><text:s text:c="4"/>/// Entropy of mod-24 phase distribution (0.0 to ~3.2)</text:p>
      <text:p text:style-name="Preformatted_20_Text"><text:s text:c="4"/>pub phase_entropy: f64,</text:p>
      <text:p text:style-name="Preformatted_20_Text"/>
      <text:p text:style-name="Preformatted_20_Text"><text:s text:c="4"/>/// Mean of J+K invariants</text:p>
      <text:p text:style-name="Preformatted_20_Text"><text:s text:c="4"/>pub mean_jk: f64,</text:p>
      <text:p text:style-name="Preformatted_20_Text"/>
      <text:p text:style-name="Preformatted_20_Text"><text:s text:c="4"/>/// Mean of |C-F| (harmonic index)</text:p>
      <text:p text:style-name="Preformatted_20_Text"><text:s text:c="4"/>pub mean_harmonic_index: f64,</text:p>
      <text:p text:style-name="Preformatted_20_Text"/>
      <text:p text:style-name="Preformatted_20_Text"><text:s text:c="4"/>/// Number of candidate tuples extracted</text:p>
      <text:p text:style-name="Preformatted_20_Text"><text:s text:c="4"/>pub num_candidates: usize,</text:p>
      <text:p text:style-name="Preformatted_20_Text"/>
      <text:p text:style-name="Preformatted_20_Text"><text:s text:c="4"/>/// Confidence score (0.0 to 1.0)</text:p>
      <text:p text:style-name="Preformatted_20_Text"><text:s text:c="4"/>pub confidence: f64,</text:p>
      <text:p text:style-name="Preformatted_20_Text">}</text:p>
      <text:p text:style-name="Preformatted_20_Text"/>
      <text:p text:style-name="Preformatted_20_Text">impl Default for QAFeatures {</text:p>
      <text:p text:style-name="Preformatted_20_Text"><text:s text:c="4"/>fn default() -&gt; Self {</text:p>
      <text:p text:style-name="Preformatted_20_Text"><text:s text:c="8"/>Self {</text:p>
      <text:p text:style-name="Preformatted_20_Text"><text:s text:c="12"/>primitive_mass: 0.0,</text:p>
      <text:p text:style-name="Preformatted_20_Text"><text:s text:c="12"/>female_mass: 0.0,</text:p>
      <text:p text:style-name="Preformatted_20_Text"><text:s text:c="12"/>fermat_mass: 0.0,</text:p>
      <text:p text:style-name="Preformatted_20_Text"><text:s text:c="12"/>phase_entropy: 0.0,</text:p>
      <text:p text:style-name="Preformatted_20_Text"><text:s text:c="12"/>mean_jk: 0.0,</text:p>
      <text:p text:style-name="Preformatted_20_Text"><text:s text:c="12"/>mean_harmonic_index: 0.0,</text:p>
      <text:p text:style-name="Preformatted_20_Text"><text:s text:c="12"/>num_candidates: 0,</text:p>
      <text:p text:style-name="Preformatted_20_Text"><text:s text:c="12"/>confidence: 0.0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/// Extract QA features from a geometric state</text:p>
      <text:p text:style-name="Preformatted_20_Text">///</text:p>
      <text:p text:style-name="Preformatted_20_Text">/// This is a SOFT extraction - we maintain a distribution over possible</text:p>
      <text:p text:style-name="Preformatted_20_Text">/// interpretations rather than committing to a single QA tuple.</text:p>
      <text:p text:style-name="Preformatted_20_Text">pub fn extract_qa_features(state: &amp;GeoState) -&gt; QAFeatures {</text:p>
      <text:p text:style-name="Preformatted_20_Text"><text:s text:c="4"/>// Find all right triangles in the state</text:p>
      <text:p text:style-name="Preformatted_20_Text"><text:soft-page-break/><text:s text:c="4"/>let right_triangles = state.find_right_triangles();</text:p>
      <text:p text:style-name="Preformatted_20_Text"/>
      <text:p text:style-name="Preformatted_20_Text"><text:s text:c="4"/>if right_triangles.is_empty() {</text:p>
      <text:p text:style-name="Preformatted_20_Text"><text:s text:c="8"/>return QAFeatures::default();</text:p>
      <text:p text:style-name="Preformatted_20_Text"><text:s text:c="4"/>}</text:p>
      <text:p text:style-name="Preformatted_20_Text"/>
      <text:p text:style-name="Preformatted_20_Text"><text:s text:c="4"/>// For each right triangle, infer candidate QA tuples</text:p>
      <text:p text:style-name="Preformatted_20_Text"><text:s text:c="4"/>let mut candidates = Vec::new();</text:p>
      <text:p text:style-name="Preformatted_20_Text"/>
      <text:p text:style-name="Preformatted_20_Text"><text:s text:c="4"/>for (p1, p2, p3) in right_triangles {</text:p>
      <text:p text:style-name="Preformatted_20_Text"><text:s text:c="8"/>// In a right triangle, we can extract multiple candidate tuples</text:p>
      <text:p text:style-name="Preformatted_20_Text"><text:s text:c="8"/>// depending on which side we consider as the base/height</text:p>
      <text:p text:style-name="Preformatted_20_Text"/>
      <text:p text:style-name="Preformatted_20_Text"><text:s text:c="8"/>// For now, create simplified candidate tuples</text:p>
      <text:p text:style-name="Preformatted_20_Text"><text:s text:c="8"/>// TODO: Add proper side length extraction when we have coordinate geometry</text:p>
      <text:p text:style-name="Preformatted_20_Text"/>
      <text:p text:style-name="Preformatted_20_Text"><text:s text:c="8"/>// Create dummy candidates for demonstration</text:p>
      <text:p text:style-name="Preformatted_20_Text"><text:s text:c="8"/>// In real implementation, these would come from side length ratios</text:p>
      <text:p text:style-name="Preformatted_20_Text"><text:s text:c="8"/>let candidate1 = QATuple::new(3.0, 4.0); // Classic (3,4,5) Pythagorean triple</text:p>
      <text:p text:style-name="Preformatted_20_Text"><text:s text:c="8"/>let candidate2 = QATuple::new(5.0, 12.0); // (5,12,13)</text:p>
      <text:p text:style-name="Preformatted_20_Text"><text:s text:c="8"/>let candidate3 = QATuple::new(8.0, 15.0); // (8,15,17)</text:p>
      <text:p text:style-name="Preformatted_20_Text"/>
      <text:p text:style-name="Preformatted_20_Text"><text:s text:c="8"/>candidates.push(candidate1);</text:p>
      <text:p text:style-name="Preformatted_20_Text"><text:s text:c="8"/>candidates.push(candidate2);</text:p>
      <text:p text:style-name="Preformatted_20_Text"><text:s text:c="8"/>candidates.push(candidate3);</text:p>
      <text:p text:style-name="Preformatted_20_Text"><text:s text:c="4"/>}</text:p>
      <text:p text:style-name="Preformatted_20_Text"/>
      <text:p text:style-name="Preformatted_20_Text"><text:s text:c="4"/>if candidates.is_empty() {</text:p>
      <text:p text:style-name="Preformatted_20_Text"><text:s text:c="8"/>return QAFeatures::default();</text:p>
      <text:p text:style-name="Preformatted_20_Text"><text:s text:c="4"/>}</text:p>
      <text:p text:style-name="Preformatted_20_Text"/>
      <text:p text:style-name="Preformatted_20_Text"><text:s text:c="4"/>// Aggregate features from candidates</text:p>
      <text:p text:style-name="Preformatted_20_Text"><text:s text:c="4"/>aggregate_features(&amp;candidates)</text:p>
      <text:p text:style-name="Preformatted_20_Text">}</text:p>
      <text:p text:style-name="Preformatted_20_Text"/>
      <text:p text:style-name="Preformatted_20_Text">/// Aggregate scalar features from candidate QA tuples</text:p>
      <text:p text:style-name="Preformatted_20_Text">///</text:p>
      <text:p text:style-name="Preformatted_20_Text">/// Creates a SOFT posterior distribution rather than hard classification.</text:p>
      <text:p text:style-name="Preformatted_20_Text">fn aggregate_features(candidates: &amp;[QATuple]) -&gt; QAFeatures {</text:p>
      <text:p text:style-name="Preformatted_20_Text"><text:s text:c="4"/>let n = candidates.len() as f64;</text:p>
      <text:p text:style-name="Preformatted_20_Text"/>
      <text:p text:style-name="Preformatted_20_Text"><text:s text:c="4"/>// Count primitives</text:p>
      <text:p text:style-name="Preformatted_20_Text"><text:s text:c="4"/>let primitive_count = candidates.iter()</text:p>
      <text:p text:style-name="Preformatted_20_Text"><text:s text:c="8"/>.filter(|t| t.is_primitive())</text:p>
      <text:p text:style-name="Preformatted_20_Text"><text:s text:c="8"/>.count() as f64;</text:p>
      <text:p text:style-name="Preformatted_20_Text"/>
      <text:p text:style-name="Preformatted_20_Text"><text:s text:c="4"/>// Count female tuples</text:p>
      <text:p text:style-name="Preformatted_20_Text"><text:s text:c="4"/>let female_count = candidates.iter()</text:p>
      <text:p text:style-name="Preformatted_20_Text"><text:s text:c="8"/>.filter(|t| t.is_female())</text:p>
      <text:p text:style-name="Preformatted_20_Text"><text:s text:c="8"/>.count() as f64;</text:p>
      <text:p text:style-name="Preformatted_20_Text"/>
      <text:p text:style-name="Preformatted_20_Text"><text:s text:c="4"/>// Count Fermat family</text:p>
      <text:p text:style-name="Preformatted_20_Text"><text:s text:c="4"/>let fermat_count = candidates.iter()</text:p>
      <text:p text:style-name="Preformatted_20_Text"><text:s text:c="8"/>.filter(|t| t.is_fermat())</text:p>
      <text:p text:style-name="Preformatted_20_Text"><text:s text:c="8"/>.count() as f64;</text:p>
      <text:p text:style-name="Preformatted_20_Text"/>
      <text:p text:style-name="Preformatted_20_Text"><text:s text:c="4"/>// Collect mod-24 phases</text:p>
      <text:p text:style-name="Preformatted_20_Text"><text:s text:c="4"/>let phases: Vec&lt;i64&gt; = candidates.iter()</text:p>
      <text:p text:style-name="Preformatted_20_Text"><text:s text:c="8"/>.map(|t| t.mod24_phase())</text:p>
      <text:p text:style-name="Preformatted_20_Text"><text:s text:c="8"/>.collect();</text:p>
      <text:p text:style-name="Preformatted_20_Text"/>
      <text:p text:style-name="Preformatted_20_Text"><text:s text:c="4"/>// Compute phase entropy: H = -Σ p_i log(p_i)</text:p>
      <text:p text:style-name="Preformatted_20_Text"><text:soft-page-break/><text:s text:c="4"/>let phase_entropy = compute_entropy(&amp;phases);</text:p>
      <text:p text:style-name="Preformatted_20_Text"/>
      <text:p text:style-name="Preformatted_20_Text"><text:s text:c="4"/>// Compute mean J+K</text:p>
      <text:p text:style-name="Preformatted_20_Text"><text:s text:c="4"/>let mean_jk = candidates.iter()</text:p>
      <text:p text:style-name="Preformatted_20_Text"><text:s text:c="8"/>.map(|t| t.J() + t.K())</text:p>
      <text:p text:style-name="Preformatted_20_Text"><text:s text:c="8"/>.sum::&lt;f64&gt;() / n;</text:p>
      <text:p text:style-name="Preformatted_20_Text"/>
      <text:p text:style-name="Preformatted_20_Text"><text:s text:c="4"/>// Compute mean |C-F| (harmonic index)</text:p>
      <text:p text:style-name="Preformatted_20_Text"><text:s text:c="4"/>let mean_harmonic_index = candidates.iter()</text:p>
      <text:p text:style-name="Preformatted_20_Text"><text:s text:c="8"/>.map(|t| t.I().abs())</text:p>
      <text:p text:style-name="Preformatted_20_Text"><text:s text:c="8"/>.sum::&lt;f64&gt;() / n;</text:p>
      <text:p text:style-name="Preformatted_20_Text"/>
      <text:p text:style-name="Preformatted_20_Text"><text:s text:c="4"/>// Confidence based on number of candidates and consistency</text:p>
      <text:p text:style-name="Preformatted_20_Text"><text:s text:c="4"/>let confidence = if n &gt; 0.0 {</text:p>
      <text:p text:style-name="Preformatted_20_Text"><text:s text:c="8"/>(n / (n + 5.0)) * 0.9 + 0.1 // Saturates toward 1.0 with more candidates</text:p>
      <text:p text:style-name="Preformatted_20_Text"><text:s text:c="4"/>} else {</text:p>
      <text:p text:style-name="Preformatted_20_Text"><text:s text:c="8"/>0.0</text:p>
      <text:p text:style-name="Preformatted_20_Text"><text:s text:c="4"/>};</text:p>
      <text:p text:style-name="Preformatted_20_Text"/>
      <text:p text:style-name="Preformatted_20_Text"><text:s text:c="4"/>QAFeatures {</text:p>
      <text:p text:style-name="Preformatted_20_Text"><text:s text:c="8"/>primitive_mass: primitive_count / n,</text:p>
      <text:p text:style-name="Preformatted_20_Text"><text:s text:c="8"/>female_mass: female_count / n,</text:p>
      <text:p text:style-name="Preformatted_20_Text"><text:s text:c="8"/>fermat_mass: fermat_count / n,</text:p>
      <text:p text:style-name="Preformatted_20_Text"><text:s text:c="8"/>phase_entropy,</text:p>
      <text:p text:style-name="Preformatted_20_Text"><text:s text:c="8"/>mean_jk,</text:p>
      <text:p text:style-name="Preformatted_20_Text"><text:s text:c="8"/>mean_harmonic_index,</text:p>
      <text:p text:style-name="Preformatted_20_Text"><text:s text:c="8"/>num_candidates: candidates.len(),</text:p>
      <text:p text:style-name="Preformatted_20_Text"><text:s text:c="8"/>confidence,</text:p>
      <text:p text:style-name="Preformatted_20_Text"><text:s text:c="4"/>}</text:p>
      <text:p text:style-name="Preformatted_20_Text">}</text:p>
      <text:p text:style-name="Preformatted_20_Text"/>
      <text:p text:style-name="Preformatted_20_Text">/// Compute Shannon entropy of a discrete distribution</text:p>
      <text:p text:style-name="Preformatted_20_Text">fn compute_entropy(values: &amp;[i64]) -&gt; f64 {</text:p>
      <text:p text:style-name="Preformatted_20_Text"><text:s text:c="4"/>use std::collections::HashMap;</text:p>
      <text:p text:style-name="Preformatted_20_Text"/>
      <text:p text:style-name="Preformatted_20_Text"><text:s text:c="4"/>if values.is_empty() {</text:p>
      <text:p text:style-name="Preformatted_20_Text"><text:s text:c="8"/>return 0.0;</text:p>
      <text:p text:style-name="Preformatted_20_Text"><text:s text:c="4"/>}</text:p>
      <text:p text:style-name="Preformatted_20_Text"/>
      <text:p text:style-name="Preformatted_20_Text"><text:s text:c="4"/>// Count frequencies</text:p>
      <text:p text:style-name="Preformatted_20_Text"><text:s text:c="4"/>let mut counts: HashMap&lt;i64, usize&gt; = HashMap::new();</text:p>
      <text:p text:style-name="Preformatted_20_Text"><text:s text:c="4"/>for &amp;v in values {</text:p>
      <text:p text:style-name="Preformatted_20_Text"><text:s text:c="8"/>*counts.entry(v).or_insert(0) += 1;</text:p>
      <text:p text:style-name="Preformatted_20_Text"><text:s text:c="4"/>}</text:p>
      <text:p text:style-name="Preformatted_20_Text"/>
      <text:p text:style-name="Preformatted_20_Text"><text:s text:c="4"/>let n = values.len() as f64;</text:p>
      <text:p text:style-name="Preformatted_20_Text"/>
      <text:p text:style-name="Preformatted_20_Text"><text:s text:c="4"/>// Compute entropy: H = -Σ p_i log(p_i)</text:p>
      <text:p text:style-name="Preformatted_20_Text"><text:s text:c="4"/>let mut entropy = 0.0;</text:p>
      <text:p text:style-name="Preformatted_20_Text"><text:s text:c="4"/>for &amp;count in counts.values() {</text:p>
      <text:p text:style-name="Preformatted_20_Text"><text:s text:c="8"/>if count &gt; 0 {</text:p>
      <text:p text:style-name="Preformatted_20_Text"><text:s text:c="12"/>let p = count as f64 / n;</text:p>
      <text:p text:style-name="Preformatted_20_Text"><text:s text:c="12"/>entropy -= p * p.log2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entropy</text:p>
      <text:p text:style-name="Preformatted_20_Text">}</text:p>
      <text:p text:style-name="Preformatted_20_Text"/>
      <text:p text:style-name="Preformatted_20_Text">/// Compute a scalar QA prior score for search guidance</text:p>
      <text:p text:style-name="Preformatted_20_Text">///</text:p>
      <text:p text:style-name="Preformatted_20_Text">/// Higher score = state has more harmonic structure</text:p>
      <text:p text:style-name="Preformatted_20_Text">/// Range: approximately 0.0 to 10.0</text:p>
      <text:p text:style-name="Preformatted_20_Text">pub fn compute_qa_prior(features: &amp;QAFeatures) -&gt; f64 {</text:p>
      <text:p text:style-name="Preformatted_20_Text"><text:soft-page-break/><text:s text:c="4"/>if features.num_candidates == 0 {</text:p>
      <text:p text:style-name="Preformatted_20_Text"><text:s text:c="8"/>return 0.0;</text:p>
      <text:p text:style-name="Preformatted_20_Text"><text:s text:c="4"/>}</text:p>
      <text:p text:style-name="Preformatted_20_Text"/>
      <text:p text:style-name="Preformatted_20_Text"><text:s text:c="4"/>let mut score = 0.0;</text:p>
      <text:p text:style-name="Preformatted_20_Text"/>
      <text:p text:style-name="Preformatted_20_Text"><text:s text:c="4"/>// Primitive tuples are simpler (positive contribution)</text:p>
      <text:p text:style-name="Preformatted_20_Text"><text:s text:c="4"/>score += features.primitive_mass * 2.0;</text:p>
      <text:p text:style-name="Preformatted_20_Text"/>
      <text:p text:style-name="Preformatted_20_Text"><text:s text:c="4"/>// Fermat family indicates minimal proof paths (strong positive)</text:p>
      <text:p text:style-name="Preformatted_20_Text"><text:s text:c="4"/>score += features.fermat_mass * 3.0;</text:p>
      <text:p text:style-name="Preformatted_20_Text"/>
      <text:p text:style-name="Preformatted_20_Text"><text:s text:c="4"/>// Low phase entropy = more structured (positive)</text:p>
      <text:p text:style-name="Preformatted_20_Text"><text:s text:c="4"/>let max_entropy = 3.2; // log2(24) ≈ 4.58, but practical max is lower</text:p>
      <text:p text:style-name="Preformatted_20_Text"><text:s text:c="4"/>let entropy_score = (max_entropy - features.phase_entropy).max(0.0);</text:p>
      <text:p text:style-name="Preformatted_20_Text"><text:s text:c="4"/>score += entropy_score * 1.5;</text:p>
      <text:p text:style-name="Preformatted_20_Text"/>
      <text:p text:style-name="Preformatted_20_Text"><text:s text:c="4"/>// Low harmonic index = closer to special families (positive)</text:p>
      <text:p text:style-name="Preformatted_20_Text"><text:s text:c="4"/>let harmonic_bonus = if features.mean_harmonic_index &lt; 2.0 {</text:p>
      <text:p text:style-name="Preformatted_20_Text"><text:s text:c="8"/>2.0 - features.mean_harmonic_index</text:p>
      <text:p text:style-name="Preformatted_20_Text"><text:s text:c="4"/>} else {</text:p>
      <text:p text:style-name="Preformatted_20_Text"><text:s text:c="8"/>0.0</text:p>
      <text:p text:style-name="Preformatted_20_Text"><text:s text:c="4"/>};</text:p>
      <text:p text:style-name="Preformatted_20_Text"><text:s text:c="4"/>score += harmonic_bonus;</text:p>
      <text:p text:style-name="Preformatted_20_Text"/>
      <text:p text:style-name="Preformatted_20_Text"><text:s text:c="4"/>// Weight by confidence</text:p>
      <text:p text:style-name="Preformatted_20_Text"><text:s text:c="4"/>score * features.confidence</text:p>
      <text:p text:style-name="Preformatted_20_Text">}</text:p>
      <text:p text:style-name="Preformatted_20_Text"/>
      <text:p text:style-name="Preformatted_20_Text">#[cfg(test)]</text:p>
      <text:p text:style-name="Preformatted_20_Text">mod tests {</text:p>
      <text:p text:style-name="Preformatted_20_Text"><text:s text:c="4"/>use super::*;</text:p>
      <text:p text:style-name="Preformatted_20_Text"><text:s text:c="4"/>use crate::ir::{Goal, FactStore, Fact, PointId};</text:p>
      <text:p text:style-name="Preformatted_20_Text"><text:s text:c="4"/>use crate::geometry::Construct;</text:p>
      <text:p text:style-name="Preformatted_20_Text"/>
      <text:p text:style-name="Preformatted_20_Text"><text:s text:c="4"/>#[test]</text:p>
      <text:p text:style-name="Preformatted_20_Text"><text:s text:c="4"/>fn test_extract_no_triangles() {</text:p>
      <text:p text:style-name="Preformatted_20_Text"><text:s text:c="8"/>let state = GeoState::new(</text:p>
      <text:p text:style-name="Preformatted_20_Text"><text:s text:c="12"/>Default::default(),</text:p>
      <text:p text:style-name="Preformatted_20_Text"><text:s text:c="12"/>Default::default(),</text:p>
      <text:p text:style-name="Preformatted_20_Text"><text:s text:c="12"/>Goal::new(vec![]),</text:p>
      <text:p text:style-name="Preformatted_20_Text"><text:s text:c="8"/>);</text:p>
      <text:p text:style-name="Preformatted_20_Text"/>
      <text:p text:style-name="Preformatted_20_Text"><text:s text:c="8"/>let features = extract_qa_features(&amp;state);</text:p>
      <text:p text:style-name="Preformatted_20_Text"/>
      <text:p text:style-name="Preformatted_20_Text"><text:s text:c="8"/>assert_eq!(features.num_candidates, 0);</text:p>
      <text:p text:style-name="Preformatted_20_Text"><text:s text:c="8"/>assert_eq!(features.confidence, 0.0);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extract_with_right_triangle() {</text:p>
      <text:p text:style-name="Preformatted_20_Text"><text:s text:c="8"/>let mut state = GeoState::new(</text:p>
      <text:p text:style-name="Preformatted_20_Text"><text:s text:c="12"/>Default::default(),</text:p>
      <text:p text:style-name="Preformatted_20_Text"><text:s text:c="12"/>Default::default(),</text:p>
      <text:p text:style-name="Preformatted_20_Text"><text:s text:c="12"/>Goal::new(vec![]),</text:p>
      <text:p text:style-name="Preformatted_20_Text"><text:s text:c="8"/>);</text:p>
      <text:p text:style-name="Preformatted_20_Text"/>
      <text:p text:style-name="Preformatted_20_Text"><text:s text:c="8"/>let p1 = state.add_point("A");</text:p>
      <text:p text:style-name="Preformatted_20_Text"><text:s text:c="8"/>let p2 = state.add_point("B");</text:p>
      <text:p text:style-name="Preformatted_20_Text"><text:s text:c="8"/>let p3 = state.add_point("C");</text:p>
      <text:p text:style-name="Preformatted_20_Text"/>
      <text:p text:style-name="Preformatted_20_Text"><text:s text:c="8"/>// Add right triangle fact</text:p>
      <text:p text:style-name="Preformatted_20_Text"><text:s text:c="8"/>state.facts.insert(Fact::RightTriangle(p1, p2, p3));</text:p>
      <text:p text:style-name="Preformatted_20_Text"/>
      <text:p text:style-name="Preformatted_20_Text"><text:soft-page-break/><text:s text:c="8"/>let features = extract_qa_features(&amp;state);</text:p>
      <text:p text:style-name="Preformatted_20_Text"/>
      <text:p text:style-name="Preformatted_20_Text"><text:s text:c="8"/>// Should have extracted candidates</text:p>
      <text:p text:style-name="Preformatted_20_Text"><text:s text:c="8"/>assert!(features.num_candidates &gt; 0);</text:p>
      <text:p text:style-name="Preformatted_20_Text"><text:s text:c="8"/>assert!(features.confidence &gt; 0.0);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compute_entropy() {</text:p>
      <text:p text:style-name="Preformatted_20_Text"><text:s text:c="8"/>// Uniform distribution: high entropy</text:p>
      <text:p text:style-name="Preformatted_20_Text"><text:s text:c="8"/>let uniform = vec![1, 2, 3, 4, 5, 6];</text:p>
      <text:p text:style-name="Preformatted_20_Text"><text:s text:c="8"/>let h1 = compute_entropy(&amp;uniform);</text:p>
      <text:p text:style-name="Preformatted_20_Text"><text:s text:c="8"/>assert!(h1 &gt; 2.0); // log2(6) ≈ 2.58</text:p>
      <text:p text:style-name="Preformatted_20_Text"/>
      <text:p text:style-name="Preformatted_20_Text"><text:s text:c="8"/>// Concentrated distribution: low entropy</text:p>
      <text:p text:style-name="Preformatted_20_Text"><text:s text:c="8"/>let concentrated = vec![1, 1, 1, 1, 1, 2];</text:p>
      <text:p text:style-name="Preformatted_20_Text"><text:s text:c="8"/>let h2 = compute_entropy(&amp;concentrated);</text:p>
      <text:p text:style-name="Preformatted_20_Text"><text:s text:c="8"/>assert!(h2 &lt; h1);</text:p>
      <text:p text:style-name="Preformatted_20_Text"/>
      <text:p text:style-name="Preformatted_20_Text"><text:s text:c="8"/>// Single value: zero entropy</text:p>
      <text:p text:style-name="Preformatted_20_Text"><text:s text:c="8"/>let single = vec![5, 5, 5, 5];</text:p>
      <text:p text:style-name="Preformatted_20_Text"><text:s text:c="8"/>let h3 = compute_entropy(&amp;single);</text:p>
      <text:p text:style-name="Preformatted_20_Text"><text:s text:c="8"/>assert!((h3 - 0.0).abs() &lt; 1e-10);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aggregate_features() {</text:p>
      <text:p text:style-name="Preformatted_20_Text"><text:s text:c="8"/>let candidates = vec![</text:p>
      <text:p text:style-name="Preformatted_20_Text"><text:s text:c="12"/>QATuple::new(3.0, 4.0), <text:s text:c="2"/>// Primitive, male</text:p>
      <text:p text:style-name="Preformatted_20_Text"><text:s text:c="12"/>QATuple::new(5.0, 12.0), <text:s/>// Primitive, male</text:p>
      <text:p text:style-name="Preformatted_20_Text"><text:s text:c="12"/>QATuple::new(8.0, 15.0), <text:s/>// Primitive, male</text:p>
      <text:p text:style-name="Preformatted_20_Text"><text:s text:c="8"/>];</text:p>
      <text:p text:style-name="Preformatted_20_Text"/>
      <text:p text:style-name="Preformatted_20_Text"><text:s text:c="8"/>let features = aggregate_features(&amp;candidates);</text:p>
      <text:p text:style-name="Preformatted_20_Text"/>
      <text:p text:style-name="Preformatted_20_Text"><text:s text:c="8"/>assert_eq!(features.primitive_mass, 1.0); // All primitive</text:p>
      <text:p text:style-name="Preformatted_20_Text"><text:s text:c="8"/>assert!(features.confidence &gt; 0.0);</text:p>
      <text:p text:style-name="Preformatted_20_Text"><text:s text:c="8"/>assert!(features.mean_jk &gt; 0.0);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qa_prior_score() {</text:p>
      <text:p text:style-name="Preformatted_20_Text"><text:s text:c="8"/>// High-quality features</text:p>
      <text:p text:style-name="Preformatted_20_Text"><text:s text:c="8"/>let good_features = QAFeatures {</text:p>
      <text:p text:style-name="Preformatted_20_Text"><text:s text:c="12"/>primitive_mass: 1.0,</text:p>
      <text:p text:style-name="Preformatted_20_Text"><text:s text:c="12"/>female_mass: 0.5,</text:p>
      <text:p text:style-name="Preformatted_20_Text"><text:s text:c="12"/>fermat_mass: 0.8,</text:p>
      <text:p text:style-name="Preformatted_20_Text"><text:s text:c="12"/>phase_entropy: 0.5,</text:p>
      <text:p text:style-name="Preformatted_20_Text"><text:s text:c="12"/>mean_jk: 100.0,</text:p>
      <text:p text:style-name="Preformatted_20_Text"><text:s text:c="12"/>mean_harmonic_index: 0.5,</text:p>
      <text:p text:style-name="Preformatted_20_Text"><text:s text:c="12"/>num_candidates: 5,</text:p>
      <text:p text:style-name="Preformatted_20_Text"><text:s text:c="12"/>confidence: 0.9,</text:p>
      <text:p text:style-name="Preformatted_20_Text"><text:s text:c="8"/>};</text:p>
      <text:p text:style-name="Preformatted_20_Text"/>
      <text:p text:style-name="Preformatted_20_Text"><text:s text:c="8"/>let score1 = compute_qa_prior(&amp;good_features);</text:p>
      <text:p text:style-name="Preformatted_20_Text"><text:s text:c="8"/>assert!(score1 &gt; 5.0); // Should have high score</text:p>
      <text:p text:style-name="Preformatted_20_Text"/>
      <text:p text:style-name="Preformatted_20_Text"><text:s text:c="8"/>// Poor-quality features</text:p>
      <text:p text:style-name="Preformatted_20_Text"><text:s text:c="8"/>let poor_features = QAFeatures {</text:p>
      <text:p text:style-name="Preformatted_20_Text"><text:s text:c="12"/>primitive_mass: 0.0,</text:p>
      <text:p text:style-name="Preformatted_20_Text"><text:s text:c="12"/>female_mass: 0.0,</text:p>
      <text:p text:style-name="Preformatted_20_Text"><text:s text:c="12"/>fermat_mass: 0.0,</text:p>
      <text:p text:style-name="Preformatted_20_Text"><text:s text:c="12"/>phase_entropy: 3.0,</text:p>
      <text:p text:style-name="Preformatted_20_Text"><text:s text:c="12"/>mean_jk: 50.0,</text:p>
      <text:p text:style-name="Preformatted_20_Text"><text:soft-page-break/><text:s text:c="12"/>mean_harmonic_index: 10.0,</text:p>
      <text:p text:style-name="Preformatted_20_Text"><text:s text:c="12"/>num_candidates: 1,</text:p>
      <text:p text:style-name="Preformatted_20_Text"><text:s text:c="12"/>confidence: 0.2,</text:p>
      <text:p text:style-name="Preformatted_20_Text"><text:s text:c="8"/>};</text:p>
      <text:p text:style-name="Preformatted_20_Text"/>
      <text:p text:style-name="Preformatted_20_Text"><text:s text:c="8"/>let score2 = compute_qa_prior(&amp;poor_features);</text:p>
      <text:p text:style-name="Preformatted_20_Text"><text:s text:c="8"/>assert!(score2 &lt; score1); // Should have lower score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qa_prior_zero_candidates() {</text:p>
      <text:p text:style-name="Preformatted_20_Text"><text:s text:c="8"/>let features = QAFeatures::default();</text:p>
      <text:p text:style-name="Preformatted_20_Text"><text:s text:c="8"/>let score = compute_qa_prior(&amp;features);</text:p>
      <text:p text:style-name="Preformatted_20_Text"><text:s text:c="8"/>assert_eq!(score, 0.0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6" meta:paragraph-count="270" meta:word-count="1070" meta:character-count="9189" meta:non-whitespace-character-count="6817"/>
    <meta:generator>LibreOffice/25.8.1.1$Linux_X86_64 LibreOffice_project/580$Build-1</meta:generator>
  </office:meta>
</office:document-meta>
</file>